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983/07/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Elijah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1991/11/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a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1990/08/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1988/08/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addin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1987/09/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83/12/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1989/10/1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Cadman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1986/06/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1987/03/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1992/06/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Fin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1992/07/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Kato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1987/11/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Colt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1985/10/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Elliott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1987/08/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enton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1993/07/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1991/02/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987/01/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istai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1985/05/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1984/05/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1983/05/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Quinlan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1985/12/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1987/04/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993/04/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ester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985/12/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vram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1991/11/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Harding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1982/12/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1991/03/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994/06/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1991/05/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riscoll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1992/03/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alcol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1989/06/1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Tad</text:p>
          </table:table-cell>
          <table:table-cell office:value-type="string" calcext:value-type="string">
            <text:p>Magee</text:p>
          </table:table-cell>
          <table:table-cell office:value-type="string" calcext:value-type="string">
            <text:p>1994/01/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ermain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2/01/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1986/12/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Yardley</text:p>
          </table:table-cell>
          <table:table-cell office:value-type="string" calcext:value-type="string">
            <text:p>Laith</text:p>
          </table:table-cell>
          <table:table-cell office:value-type="string" calcext:value-type="string">
            <text:p>1992/08/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table:number-columns-repeated="2" office:value-type="string" calcext:value-type="string">
            <text:p>Vernon</text:p>
          </table:table-cell>
          <table:table-cell office:value-type="string" calcext:value-type="string">
            <text:p>1986/05/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1992/06/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1985/08/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icah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1994/06/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1985/11/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Hyatt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1992/08/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1992/12/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1989/07/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Upt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993/12/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1985/02/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Ciaran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1992/02/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amon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1983/06/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Th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985/06/0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1983/06/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1990/06/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Chanda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1992/03/1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1984/08/1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vye</text:p>
          </table:table-cell>
          <table:table-cell office:value-type="string" calcext:value-type="string">
            <text:p>Zelenia</text:p>
          </table:table-cell>
          <table:table-cell office:value-type="string" calcext:value-type="string">
            <text:p>1987/09/2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iko</text:p>
          </table:table-cell>
          <table:table-cell office:value-type="string" calcext:value-type="string">
            <text:p>Aphrodite</text:p>
          </table:table-cell>
          <table:table-cell office:value-type="string" calcext:value-type="string">
            <text:p>1994/09/1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dola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1985/12/2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string" calcext:value-type="string">
            <text:p>Oprah</text:p>
          </table:table-cell>
          <table:table-cell office:value-type="string" calcext:value-type="string">
            <text:p>1993/03/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1994/07/2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itra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1983/06/2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yl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985/07/0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erry</text:p>
          </table:table-cell>
          <table:table-cell office:value-type="string" calcext:value-type="string">
            <text:p>Maite</text:p>
          </table:table-cell>
          <table:table-cell office:value-type="string" calcext:value-type="string">
            <text:p>1987/11/2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Melodi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1992/03/1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1992/10/0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1988/08/2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ahlia</text:p>
          </table:table-cell>
          <table:table-cell office:value-type="string" calcext:value-type="string">
            <text:p>Xerxes</text:p>
          </table:table-cell>
          <table:table-cell office:value-type="string" calcext:value-type="string">
            <text:p>1987/11/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1994/02/1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ydnee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1991/06/1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hellie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993/07/1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rma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1983/07/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Glenna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1983/11/2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Elaine</text:p>
          </table:table-cell>
          <table:table-cell office:value-type="string" calcext:value-type="string">
            <text:p>Buffy</text:p>
          </table:table-cell>
          <table:table-cell office:value-type="string" calcext:value-type="string">
            <text:p>1984/04/1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Regan</text:p>
          </table:table-cell>
          <table:table-cell office:value-type="string" calcext:value-type="string">
            <text:p>Chanda</text:p>
          </table:table-cell>
          <table:table-cell office:value-type="string" calcext:value-type="string">
            <text:p>1991/12/2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1987/10/1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Candace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1988/05/1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meld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1987/04/1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1985/11/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Ifeoma</text:p>
          </table:table-cell>
          <table:table-cell office:value-type="string" calcext:value-type="string">
            <text:p>1987/03/1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1985/08/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Quon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1992/12/0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Xandr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1983/09/0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aryn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1987/01/1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1992/05/2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1983/10/0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1987/08/0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1984/11/1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ary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1992/07/2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dria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1985/01/0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Velma</text:p>
          </table:table-cell>
          <table:table-cell office:value-type="string" calcext:value-type="string">
            <text:p>Lani</text:p>
          </table:table-cell>
          <table:table-cell office:value-type="string" calcext:value-type="string">
            <text:p>1991/08/0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office:value-type="string" calcext:value-type="string">
            <text:p>Risa</text:p>
          </table:table-cell>
          <table:table-cell office:value-type="string" calcext:value-type="string">
            <text:p>1990/03/0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1993/08/02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1:09:31.796257003</meta:creation-date>
    <dc:date>2018-12-14T11:10:44.766645945</dc:date>
    <meta:editing-duration>PT1M13S</meta:editing-duration>
    <meta:editing-cycles>1</meta:editing-cycles>
    <meta:document-statistic meta:table-count="1" meta:cell-count="360" meta:object-count="0"/>
    <meta:generator>LibreOffice/6.0.6.2$Linux_X86_64 LibreOffice_project/00m0$Build-2</meta:generator>
  </office:meta>
</office:document-meta>
</file>